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99pt solid #000000" fo:border-right="0.06pt solid #000000" fo:border-top="none"/>
    </style:style>
    <style:style style:name="ce5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84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 style:data-style-name="N41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11"/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2"/>
    <style:style style:name="ce2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1" table:default-cell-style-name="ce21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1" table:number-rows-spanned="2">
            <text:p>Date</text:p>
          </table:table-cell>
          <table:table-cell table:style-name="ce10" office:value-type="string" calcext:value-type="string" table:number-columns-spanned="1" table:number-rows-spanned="2">
            <text:p>Time</text:p>
          </table:table-cell>
          <table:table-cell table:style-name="ce14" office:value-type="string" calcext:value-type="string" table:number-columns-spanned="1" table:number-rows-spanned="2">
            <text:p>ACK</text:p>
          </table:table-cell>
          <table:table-cell table:style-name="ce14" office:value-type="string" calcext:value-type="string" table:number-columns-spanned="1" table:number-rows-spanned="2">
            <text:p>Packets / s</text:p>
          </table:table-cell>
          <table:table-cell table:style-name="ce17" office:value-type="string" calcext:value-type="string" table:number-columns-spanned="1" table:number-rows-spanned="2">
            <text:p>Data yield</text:p>
          </table:table-cell>
          <table:table-cell table:style-name="ce14" office:value-type="string" calcext:value-type="string" table:number-columns-spanned="1" table:number-rows-spanned="2">
            <text:p>I_avg [mA]</text:p>
          </table:table-cell>
          <table:table-cell table:style-name="ce14" office:value-type="string" calcext:value-type="string" table:number-columns-spanned="1" table:number-rows-spanned="2">
            <text:p>KPI</text:p>
          </table:table-cell>
          <table:table-cell table:style-name="ce25" office:value-type="string" calcext:value-type="string" table:number-columns-spanned="13" table:number-rows-spanned="1">
            <text:p>Packets ok</text:p>
          </table:table-cell>
          <table:covered-table-cell table:number-columns-repeated="12" table:style-name="ce25"/>
          <table:table-cell table:style-name="ce26" office:value-type="string" calcext:value-type="string" table:number-columns-spanned="1" table:number-rows-spanned="2">
            <text:p>Double </text:p>
            <text:p>Check</text:p>
          </table:table-cell>
        </table:table-row>
        <table:table-row table:style-name="ro1">
          <table:covered-table-cell table:style-name="ce2"/>
          <table:covered-table-cell table:style-name="ce6"/>
          <table:covered-table-cell table:style-name="ce11"/>
          <table:covered-table-cell table:number-columns-repeated="2" table:style-name="ce15"/>
          <table:covered-table-cell table:style-name="ce18"/>
          <table:covered-table-cell table:number-columns-repeated="2" table:style-name="ce15"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1" calcext:value-type="float">
            <text:p>31</text:p>
          </table:table-cell>
          <table:covered-table-cell/>
        </table:table-row>
        <table:table-row table:style-name="ro1">
          <table:table-cell table:style-name="ce3" office:value-type="float" office:value="24443" calcext:value-type="float">
            <text:p>24443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8" table:style-name="ce16" office:value-type="float" office:value="200" calcext:value-type="float">
            <text:p>200</text:p>
          </table:table-cell>
          <table:table-cell table:style-name="ce21" table:formula="of:=SUM([.I3:.U3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4" calcext:value-type="float">
            <text:p>24444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0H45M00S" calcext:value-type="time">
            <text:p>20:4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2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21" table:formula="of:=SUM([.I4:.U4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5" calcext:value-type="float">
            <text:p>2444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00M00S" calcext:value-type="time">
            <text:p>21:0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5" calcext:value-type="float">
            <text:p>0.65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5:.U5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6" calcext:value-type="float">
            <text:p>2444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15M00S" calcext:value-type="time">
            <text:p>21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1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21" table:formula="of:=SUM([.I6:.U6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7" calcext:value-type="float">
            <text:p>2444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30M00S" calcext:value-type="time">
            <text:p>21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96" calcext:value-type="float">
            <text:p>0.96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7:.U7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8" calcext:value-type="float">
            <text:p>24448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45M00S" calcext:value-type="time">
            <text:p>21:4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0.97" calcext:value-type="float">
            <text:p>0.97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8:.U8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9" calcext:value-type="float">
            <text:p>24449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2H00M00S" calcext:value-type="time">
            <text:p>22:0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9:.U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0" calcext:value-type="float">
            <text:p>24450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2H15M00S" calcext:value-type="time">
            <text:p>22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912" calcext:value-type="percentage">
            <text:p>99.12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5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97" calcext:value-type="float">
            <text:p>197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21" table:formula="of:=SUM([.I10:.U10])/(13*200)" office:value-type="percentage" office:value="0.991153846153846" calcext:value-type="percentage">
            <text:p>99.12%</text:p>
          </table:table-cell>
        </table:table-row>
        <table:table-row table:style-name="ro1">
          <table:table-cell table:style-name="ce3" office:value-type="float" office:value="24455" calcext:value-type="float">
            <text:p>2445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15M00S" calcext:value-type="time">
            <text:p>23:1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5" calcext:value-type="float">
            <text:p>0.65</text:p>
          </table:table-cell>
          <table:table-cell table:style-name="ce22" office:value-type="float" office:value="0.97" calcext:value-type="float">
            <text:p>0.97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11:.U1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6" calcext:value-type="float">
            <text:p>2445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30M00S" calcext:value-type="time">
            <text:p>23:3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1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21" table:formula="of:=SUM([.I12:.U12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57" calcext:value-type="float">
            <text:p>2445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45M00S" calcext:value-type="time">
            <text:p>23:4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1.01" calcext:value-type="float">
            <text:p>1.01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13:.U1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64" calcext:value-type="float">
            <text:p>2446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0H30M00S" calcext:value-type="time">
            <text:p>10:3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0.9885" calcext:value-type="percentage">
            <text:p>98.85%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0.97" calcext:value-type="float">
            <text:p>0.97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3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7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21" table:formula="of:=SUM([.I14:.U14])/(13*200)" office:value-type="percentage" office:value="0.988461538461539" calcext:value-type="percentage">
            <text:p>98.85%</text:p>
          </table:table-cell>
        </table:table-row>
        <table:table-row table:style-name="ro1">
          <table:table-cell table:style-name="ce3" office:value-type="float" office:value="24465" calcext:value-type="float">
            <text:p>2446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0H45M00S" calcext:value-type="time">
            <text:p>10:4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5" calcext:value-type="percentage">
            <text:p>95.00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6" calcext:value-type="float">
            <text:p>0.96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7" table:style-name="ce16" office:value-type="float" office:value="200" calcext:value-type="float">
            <text:p>200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3" table:style-name="ce16" office:value-type="float" office:value="200" calcext:value-type="float">
            <text:p>200</text:p>
          </table:table-cell>
          <table:table-cell table:style-name="ce16" office:value-type="float" office:value="150" calcext:value-type="float">
            <text:p>150</text:p>
          </table:table-cell>
          <table:table-cell table:style-name="ce21" table:formula="of:=SUM([.I15:.U15])/(13*200)" office:value-type="percentage" office:value="0.95" calcext:value-type="percentage">
            <text:p>95.00%</text:p>
          </table:table-cell>
        </table:table-row>
        <table:table-row table:style-name="ro1">
          <table:table-cell table:style-name="ce3" office:value-type="float" office:value="24466" calcext:value-type="float">
            <text:p>2446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1H00M00S" calcext:value-type="time">
            <text:p>11:0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65" calcext:value-type="percentage">
            <text:p>96.50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7" calcext:value-type="float">
            <text:p>0.97</text:p>
          </table:table-cell>
          <table:table-cell table:style-name="ce16" office:value-type="float" office:value="170" calcext:value-type="float">
            <text:p>170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2" table:style-name="ce16" office:value-type="float" office:value="190" calcext:value-type="float">
            <text:p>190</text:p>
          </table:table-cell>
          <table:table-cell table:number-columns-repeated="2" table:style-name="ce16" office:value-type="float" office:value="200" calcext:value-type="float">
            <text:p>200</text:p>
          </table:table-cell>
          <table:table-cell table:style-name="ce16" office:value-type="float" office:value="170" calcext:value-type="float">
            <text:p>170</text:p>
          </table:table-cell>
          <table:table-cell table:style-name="ce21" table:formula="of:=SUM([.I16:.U16])/(13*200)" office:value-type="percentage" office:value="0.965" calcext:value-type="percentage">
            <text:p>96.50%</text:p>
          </table:table-cell>
        </table:table-row>
        <table:table-row table:style-name="ro1">
          <table:table-cell table:style-name="ce3" office:value-type="float" office:value="24494" calcext:value-type="float">
            <text:p>2449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65" calcext:value-type="float">
            <text:p>0.65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3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9" table:style-name="ce16" office:value-type="float" office:value="200" calcext:value-type="float">
            <text:p>200</text:p>
          </table:table-cell>
          <table:table-cell table:style-name="ce21" table:formula="of:=SUM([.I17:.U17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95" calcext:value-type="float">
            <text:p>2449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8H15M00S" calcext:value-type="time">
            <text:p>18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88" calcext:value-type="percentage">
            <text:p>99.88%</text:p>
          </table:table-cell>
          <table:table-cell table:style-name="ce22" office:value-type="float" office:value="0.75" calcext:value-type="float">
            <text:p>0.75</text:p>
          </table:table-cell>
          <table:table-cell table:style-name="ce22" office:value-type="float" office:value="0.98" calcext:value-type="float">
            <text:p>0.98</text:p>
          </table:table-cell>
          <table:table-cell table:style-name="ce16" office:value-type="float" office:value="198" calcext:value-type="float">
            <text:p>198</text:p>
          </table:table-cell>
          <table:table-cell table:number-columns-repeated="7" table:style-name="ce16" office:value-type="float" office:value="200" calcext:value-type="float">
            <text:p>200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21" table:formula="of:=SUM([.I18:.U18])/(13*200)" office:value-type="percentage" office:value="0.998846153846154" calcext:value-type="percentage">
            <text:p>99.88%</text:p>
          </table:table-cell>
        </table:table-row>
        <table:table-row table:style-name="ro1">
          <table:table-cell table:style-name="ce3" office:value-type="float" office:value="24496" calcext:value-type="float">
            <text:p>2449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8H30M00S" calcext:value-type="time">
            <text:p>18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1.01" calcext:value-type="float">
            <text:p>1.01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19:.U1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4" calcext:value-type="float">
            <text:p>24504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02H15M00S" calcext:value-type="time">
            <text:p>02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0.97" calcext:value-type="float">
            <text:p>0.97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20:.U20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5" calcext:value-type="float">
            <text:p>24505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02H30M00S" calcext:value-type="time">
            <text:p>02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21:.U2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6" calcext:value-type="float">
            <text:p>24506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02H45M00S" calcext:value-type="time">
            <text:p>02:4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22:.U22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16" calcext:value-type="float">
            <text:p>2451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10H45M00S" calcext:value-type="time">
            <text:p>10:4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3:.U23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 office:value-type="float" office:value="24517" calcext:value-type="float">
            <text:p>24517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11H00M00S" calcext:value-type="time">
            <text:p>11:0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4:.U24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 office:value-type="float" office:value="24518" calcext:value-type="float">
            <text:p>24518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11H15M00S" calcext:value-type="time">
            <text:p>11:1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5:.U25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6:.U26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7:.U27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8:.U28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9:.U29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0:.U30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1:.U31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2:.U32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3:.U33])/(13*200)" office:value-type="percentage" office:value="0" calcext:value-type="percentage">
            <text:p>0.00%</text:p>
          </table:table-cell>
        </table:table-row>
        <table:table-row table:style-name="ro1" table:number-rows-repeated="19">
          <table:table-cell table:style-name="ce4"/>
          <table:table-cell table:style-name="ce8"/>
          <table:table-cell table:style-name="ce13"/>
          <table:table-cell table:style-name="ce9" table:number-columns-repeated="2"/>
          <table:table-cell table:style-name="ce20"/>
          <table:table-cell table:style-name="ce23" table:number-columns-repeated="2"/>
          <table:table-cell table:style-name="ce9" table:number-columns-repeated="13"/>
          <table:table-cell/>
        </table:table-row>
        <table:table-row table:style-name="ro1" table:number-rows-repeated="31">
          <table:table-cell table:style-name="ce4"/>
          <table:table-cell table:style-name="ce8"/>
          <table:table-cell table:style-name="ce9" table:number-columns-repeated="3"/>
          <table:table-cell table:style-name="ce20"/>
          <table:table-cell table:style-name="ce23" table:number-columns-repeated="2"/>
          <table:table-cell table:style-name="ce9" table:number-columns-repeated="13"/>
          <table:table-cell/>
        </table:table-row>
        <table:table-row table:style-name="ro1" table:number-rows-repeated="8">
          <table:table-cell table:style-name="ce4"/>
          <table:table-cell table:style-name="ce9" table:number-columns-repeated="4"/>
          <table:table-cell table:style-name="ce20"/>
          <table:table-cell table:style-name="ce23" table:number-columns-repeated="2"/>
          <table:table-cell table:style-name="ce9" table:number-columns-repeated="13"/>
          <table:table-cell/>
        </table:table-row>
        <table:table-row table:style-name="ro1" table:number-rows-repeated="99">
          <table:table-cell table:number-columns-repeated="6"/>
          <table:table-cell table:style-name="ce24" table:number-columns-repeated="2"/>
          <table:table-cell table:number-columns-repeated="14"/>
        </table:table-row>
        <table:table-row table:style-name="ro1" table:number-rows-repeated="104838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.00.0000</text:date>, <text:time style:data-style-name="N2" text:time-value="06:54:26.5889473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35:11.151164971</meta:creation-date>
    <dc:date>2015-12-04T07:20:50.516202366</dc:date>
    <meta:editing-duration>PT2H53S</meta:editing-duration>
    <meta:editing-cycles>24</meta:editing-cycles>
    <meta:generator>LibreOffice/4.2.8.2$Linux_X86_64 LibreOffice_project/420m0$Build-2</meta:generator>
    <meta:document-statistic meta:table-count="1" meta:cell-count="489" meta:object-count="0"/>
  </office:meta>
</office:document-meta>
</file>